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data-style-name="N0">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30" style:family="table">
      <style:table-properties style:width="16.999cm" fo:margin-top="0cm" fo:margin-bottom="0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99cm" fo:margin-top="0cm" fo:margin-bottom="0cm" table:align="margins" fo:keep-with-next="always"/>
    </style:style>
    <style:style style:name="Table31.A" style:family="table-column">
      <style:table-column-properties style:column-width="4.249cm" style:rel-column-width="16382*"/>
    </style:style>
    <style:style style:name="Table31.D" style:family="table-column">
      <style:table-column-properties style:column-width="4.251cm" style:rel-column-width="1638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fo:margin-top="0cm" fo:margin-bottom="0cm" table:align="margins" fo:keep-with-next="always"/>
    </style:style>
    <style:style style:name="Table32.A" style:family="table-column">
      <style:table-column-properties style:column-width="0.94cm" style:rel-column-width="3624*"/>
    </style:style>
    <style:style style:name="Table32.B" style:family="table-column">
      <style:table-column-properties style:column-width="3.941cm" style:rel-column-width="15191*"/>
    </style:style>
    <style:style style:name="Table32.C" style:family="table-column">
      <style:table-column-properties style:column-width="5.849cm" style:rel-column-width="22549*"/>
    </style:style>
    <style:style style:name="Table32.D" style:family="table-column">
      <style:table-column-properties style:column-width="6.269cm" style:rel-column-width="24171*"/>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cm" table:align="margins" fo:keep-with-next="always"/>
    </style:style>
    <style:style style:name="Table23.A" style:family="table-column">
      <style:table-column-properties style:column-width="4.249cm" style:rel-column-width="16382*"/>
    </style:style>
    <style:style style:name="Table23.D" style:family="table-column">
      <style:table-column-properties style:column-width="4.251cm" style:rel-column-width="1638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6.999cm" fo:margin-top="0cm" fo:margin-bottom="0cm" table:align="margins" fo:keep-with-next="always"/>
    </style:style>
    <style:style style:name="Table24.A" style:family="table-column">
      <style:table-column-properties style:column-width="1.937cm" style:rel-column-width="7468*"/>
    </style:style>
    <style:style style:name="Table24.B" style:family="table-column">
      <style:table-column-properties style:column-width="3.671cm" style:rel-column-width="14151*"/>
    </style:style>
    <style:style style:name="Table24.C" style:family="table-column">
      <style:table-column-properties style:column-width="2.685cm" style:rel-column-width="10349*"/>
    </style:style>
    <style:style style:name="Table24.D" style:family="table-column">
      <style:table-column-properties style:column-width="8.707cm" style:rel-column-width="33567*"/>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6.999cm" fo:margin-top="0cm" fo:margin-bottom="0cm" table:align="margins" fo:keep-with-next="always"/>
    </style:style>
    <style:style style:name="Table34.A" style:family="table-column">
      <style:table-column-properties style:column-width="4.249cm" style:rel-column-width="16382*"/>
    </style:style>
    <style:style style:name="Table34.D" style:family="table-column">
      <style:table-column-properties style:column-width="4.251cm" style:rel-column-width="16389*"/>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fo:keep-with-next="always"/>
    </style:style>
    <style:style style:name="Table40.A" style:family="table-column">
      <style:table-column-properties style:column-width="4.249cm" style:rel-column-width="16382*"/>
    </style:style>
    <style:style style:name="Table40.D" style:family="table-column">
      <style:table-column-properties style:column-width="4.251cm" style:rel-column-width="16389*"/>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data-style-name="N0">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2.224cm" table:align="left" fo:keep-with-next="always"/>
    </style:style>
    <style:style style:name="Table41.A" style:family="table-column">
      <style:table-column-properties style:column-width="2.048cm"/>
    </style:style>
    <style:style style:name="Table41.B" style:family="table-column">
      <style:table-column-properties style:column-width="10.176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2" style:family="table-row">
      <style:table-row-properties style:min-row-height="0.683cm"/>
    </style:style>
    <style:style style:name="Table41.A2" style:family="table-cell" style:data-style-name="N0">
      <style:table-cell-properties style:vertical-align="middle"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4" style:family="table-cell">
      <style:table-cell-properties style:vertical-align="middle" fo:padding="0.097cm" fo:border-left="0.002cm solid #000000" fo:border-right="none" fo:border-top="none" fo:border-bottom="0.002cm solid #000000"/>
    </style:style>
    <style:style style:name="Table42" style:family="table">
      <style:table-properties style:width="16.999cm" table:align="margins" fo:keep-with-next="always"/>
    </style:style>
    <style:style style:name="Table42.A" style:family="table-column">
      <style:table-column-properties style:column-width="4.249cm" style:rel-column-width="16382*"/>
    </style:style>
    <style:style style:name="Table42.D" style:family="table-column">
      <style:table-column-properties style:column-width="4.251cm" style:rel-column-width="16389*"/>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fo:keep-with-next="always"/>
    </style:style>
    <style:style style:name="Table43.A" style:family="table-column">
      <style:table-column-properties style:column-width="4.249cm" style:rel-column-width="16382*"/>
    </style:style>
    <style:style style:name="Table43.D" style:family="table-column">
      <style:table-column-properties style:column-width="4.251cm" style:rel-column-width="16389*"/>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data-style-name="N0">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fo:keep-with-next="always"/>
    </style:style>
    <style:style style:name="Table44.A" style:family="table-column">
      <style:table-column-properties style:column-width="4.249cm" style:rel-column-width="16382*"/>
    </style:style>
    <style:style style:name="Table44.D" style:family="table-column">
      <style:table-column-properties style:column-width="4.251cm" style:rel-column-width="16389*"/>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data-style-name="N0">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font-style="normal" style:text-underline-style="none"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text-properties fo:color="#dc2300"/>
    </style:style>
    <style:style style:name="P8" style:family="paragraph" style:parent-style-name="Text_20_body">
      <style:text-properties fo:font-style="italic" style:font-style-asian="italic" style:font-style-complex="italic"/>
    </style:style>
    <style:style style:name="P9" style:family="paragraph" style:parent-style-name="Table_20_Heading">
      <style:text-properties fo:font-style="normal" style:font-style-asian="normal" style:font-style-complex="normal"/>
    </style:style>
    <style:style style:name="P10" style:family="paragraph" style:parent-style-name="Contents_20_1">
      <style:paragraph-properties>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list-style-name="L1">
      <style:text-properties fo:color="#dc2300"/>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fo:font-style="normal" style:font-style-asian="normal" style:font-style-complex="normal"/>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able_20_Contents">
      <style:text-properties fo:font-style="italic" style:font-style-asian="italic" style:font-style-complex="italic"/>
    </style:style>
    <style:style style:name="P22" style:family="paragraph" style:parent-style-name="Focus_20_point">
      <style:text-properties fo:font-style="normal" style:font-style-asian="normal" style:font-style-complex="normal"/>
    </style:style>
    <style:style style:name="P23" style:family="paragraph" style:parent-style-name="Heading_20_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T5" style:family="text">
      <style:text-properties style:font-name="Times New Roman" style:font-name-asian="Times New Roman" style:font-name-complex="Times New Roman"/>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2-22T14:44:01">2/22/11</text:date>, Richard Olsson, Away3D team</text:p>
      <text:p text:style-name="Text_20_body"/>
      <text:p text:style-name="Text_20_body"/>
      <text:p text:style-name="P7">This is a work-in-progress draft of the file format specification for the binary (second-generation) Away3D data format (AWD). Any community feedback is welcome at http://groups.google.com/group/away3d-dev or to r@richardolsson.se.</text:p>
      <text:p text:style-name="P7">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7">All feedback is welcome, but these points are particularly interesting at this time:</text:p>
      <text:list xml:id="list714885032" text:style-name="L1">
        <text:list-item>
          <text:p text:style-name="P14">Namespaces: General thoughts on the need for namespaces?</text:p>
        </text:list-item>
        <text:list-item>
          <text:p text:style-name="P14">Material architecture: Any community feedback or wishes for features are welcome.</text:p>
        </text:list-item>
        <text:list-item>
          <text:p text:style-name="P14">Animation architecture: Any community feedback or wishes for features are welcome.</text:p>
        </text:list-item>
        <text:list-item>
          <text:p text:style-name="P14">Command blocks: Any community feedback is welcome.</text:p>
        </text:list-item>
        <text:list-item>
          <text:p text:style-name="P14">Limitations (see Part III): Any part of the format where limits need to be lifted?</text:p>
        </text:list-item>
        <text:list-item>
          <text:p text:style-name="P14">Paths, number of steps per segment? Should it be defined per instance or per path data?</text:p>
        </text:list-item>
      </text:list>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Table of Contents</text:p>
          </text:index-title>
          <text:p text:style-name="P10">Part I: Introduction </text:p>
          <text:p text:style-name="P11">What is AWD?<text:tab/>3</text:p>
          <text:p text:style-name="P11">What is Away3D?<text:tab/>3</text:p>
          <text:p text:style-name="P11">AWD Design intentions<text:tab/>3</text:p>
          <text:p text:style-name="P11">What about old-school AWD?<text:tab/>4</text:p>
          <text:p text:style-name="P11">How to read this document<text:tab/>4</text:p>
          <text:p text:style-name="P13">For encoder implementers<text:tab/>4</text:p>
          <text:p text:style-name="P13">For parser implementers<text:tab/>4</text:p>
          <text:p text:style-name="P13">For those looking to extend the format<text:tab/>5</text:p>
          <text:p text:style-name="P13">Terminology<text:tab/>5</text:p>
          <text:p text:style-name="P10">Part II: File format specification </text:p>
          <text:p text:style-name="P11">Top-level structure of an AWD document<text:tab/>6</text:p>
          <text:p text:style-name="P13">File header<text:tab/>6</text:p>
          <text:p text:style-name="P13">File body<text:tab/>7</text:p>
          <text:p text:style-name="P13">Streaming AWD<text:tab/>8</text:p>
          <text:p text:style-name="P13">Compression<text:tab/>8</text:p>
          <text:p text:style-name="P11">The Data Block concept<text:tab/>9</text:p>
          <text:p text:style-name="P13">Anatomy of a block<text:tab/>9</text:p>
          <text:p text:style-name="P13">Block IDs and addressing<text:tab/>10</text:p>
          <text:p text:style-name="P13">Block namespaces<text:tab/>10</text:p>
          <text:p text:style-name="P13">Block types<text:tab/>10</text:p>
          <text:p text:style-name="P11">Geometry blocks<text:tab/>11</text:p>
          <text:p text:style-name="P13">MeshData<text:tab/>11</text:p>
          <text:p text:style-name="P13">PathData<text:tab/>13</text:p>
          <text:p text:style-name="P11">Scene object blocks<text:tab/>15</text:p>
          <text:p text:style-name="P13">Scene<text:tab/>15</text:p>
          <text:p text:style-name="P13">Container<text:tab/>15</text:p>
          <text:p text:style-name="P13">Primitive<text:tab/>16</text:p>
          <text:p text:style-name="P13">Light<text:tab/>17</text:p>
          <text:p text:style-name="P13">Camera<text:tab/>18</text:p>
          <text:p text:style-name="P13">SoundEmitter<text:tab/>18</text:p>
          <text:p text:style-name="P13">MeshInstance<text:tab/>19</text:p>
          <text:p text:style-name="P13">PathInstance<text:tab/>20</text:p>
          <text:p text:style-name="P11">Partitioning blocks<text:tab/>20</text:p>
          <text:p text:style-name="P13">BSPTree<text:tab/>20</text:p>
          <text:p text:style-name="P13">OctTree<text:tab/>20</text:p>
          <text:p text:style-name="P11">Material blocks<text:tab/>21</text:p>
          <text:p text:style-name="P13">Texture block<text:tab/>21</text:p>
          <text:p text:style-name="P13">Shader block<text:tab/>21</text:p>
          <text:p text:style-name="P13">Material block<text:tab/>21</text:p>
          <text:p text:style-name="P11">Animation blocks<text:tab/>21</text:p>
          <text:p text:style-name="P13">Skeleton<text:tab/>21</text:p>
          <text:p text:style-name="P13">MeshMorphTarget<text:tab/>21</text:p>
          <text:p text:style-name="P11">Command blocks<text:tab/>22</text:p>
          <text:p text:style-name="P13">General structure of command blocks<text:tab/>22</text:p>
          <text:p text:style-name="P13">Commands<text:tab/>22</text:p>
          <text:p text:style-name="P11">Namespace blocks<text:tab/>23</text:p>
          <text:p text:style-name="P11">Field types and special values<text:tab/>24</text:p>
          <text:p text:style-name="P13">Numbers<text:tab/>24</text:p>
          <text:p text:style-name="P13">Booleans and true/false values<text:tab/>25</text:p>
          <text:p text:style-name="P13">Byte arrays<text:tab/>25</text:p>
          <text:p text:style-name="P13">Strings<text:tab/>25</text:p>
          <text:p text:style-name="P13">Vectors and matrices<text:tab/>25</text:p>
          <text:p text:style-name="P13">Addresses<text:tab/>26</text:p>
          <text:p text:style-name="P13">Colors<text:tab/>26</text:p>
          <text:p text:style-name="P13">Attributes<text:tab/>26</text:p>
          <text:p text:style-name="P13">References and null values<text:tab/>28</text:p>
          <text:p text:style-name="P10">Part III: Using AWD </text:p>
          <text:p text:style-name="P11">Official AWD tools<text:tab/>29</text:p>
          <text:p text:style-name="P13">AWD SDK<text:tab/>29</text:p>
          <text:p text:style-name="P13">Official importer/exporter implementations<text:tab/>29</text:p>
          <text:p text:style-name="P11">Extending the AWD format<text:tab/>29</text:p>
          <text:p text:style-name="P13">User attributes<text:tab/>30</text:p>
          <text:p text:style-name="P13">User blocks<text:tab/>30</text:p>
          <text:p text:style-name="P13">Namespaces in AWD<text:tab/>30</text:p>
          <text:p text:style-name="P11">Parsing an AWD document<text:tab/>31</text:p>
          <text:p text:style-name="P13">Handling block references<text:tab/>31</text:p>
          <text:p text:style-name="P13">Handling unrecognized elements<text:tab/>31</text:p>
          <text:p text:style-name="P13">Parsing extended AWD documents<text:tab/>31</text:p>
          <text:p text:style-name="P11">AWD Limitations<text:tab/>32</text:p>
          <text:p text:style-name="P13">General limitations<text:tab/>32</text:p>
          <text:p text:style-name="P13">AWD data type limitations<text:tab/>32</text:p>
          <text:p text:style-name="P13">Geometry limitations<text:tab/>32</text:p>
          <text:p text:style-name="P11">AWD Structure examples<text:tab/>33</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1875879864" text:style-name="L2">
        <text:list-item>
          <text:p text:style-name="P15">Support all the features of Away3D so that an entire Away3D scene can be transferred using AWD, but don't jump through hoops trying to be more than that.</text:p>
        </text:list-item>
        <text:list-item>
          <text:p text:style-name="P15">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5"><text:soft-page-break/>Be extendable. Away3D is a constantly evolving engine, and the supporting file format needs to be able to keep up the pace.</text:p>
        </text:list-item>
        <text:list-item>
          <text:p text:style-name="P15">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text:soft-page-break/>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3">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DEFLATE</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text:soft-page-break/>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DEFLATE compression</text:h>
      <text:p text:style-name="Text_20_body">The 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deflated AWD file, the body is the exact output from gzip without leading or trailing meta-data, which means it can be handed straight to a DEFLATE decoding (inflating)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DEFLATE.</text:p>
      <text:p text:style-name="Focus_20_point">Use LZMA for very large files or when network transfer speed is believed to be the bottle-neck rather than processing speed.</text:p>
      <text:p text:style-name="Text_20_body"><text:soft-page-break/>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float" office:value="0">
            <text:p text:style-name="Table_20_Contents">0</text:p>
          </table:table-cell>
          <table:table-cell table:style-name="Table27.B2" office:value-type="string">
            <text:p text:style-name="Table_20_Contents">5</text:p>
          </table:table-cell>
          <table:table-cell table:style-name="Table27.B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B2" office:value-type="string">
            <text:p text:style-name="Table_20_Contents">5</text:p>
          </table:table-cell>
          <table:table-cell table:style-name="Table27.B2" office:value-type="string">
            <text:p text:style-name="Table_20_Contents">4</text:p>
          </table:table-cell>
          <table:table-cell table:style-name="Table27.B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B2" office:value-type="string">
            <text:p text:style-name="Table_20_Contents">9</text:p>
          </table:table-cell>
          <table:table-cell table:style-name="Table27.B2" office:value-type="string">
            <text:p text:style-name="Table_20_Contents">Variable</text:p>
          </table:table-cell>
          <table:table-cell table:style-name="Table27.B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532120999" text:style-name="L3">
        <text:list-item>
          <text:p text:style-name="P16">Block header: 10 bytes structured according to the table above, defining block ID, namespace, type and length.</text:p>
        </text:list-item>
        <text:list-item>
          <text:p text:style-name="P16">Basic required values: a static condensed list of value-only fields where the order and semantics are defined explicitly by the AWD file format specification and where every value is required.</text:p>
        </text:list-item>
        <text:list-item>
          <text:p text:style-name="P16">Optional properties: a dynamic list of key/value pairs defined by the AWD file format specification. See the section “Numeric Attributes” for more info.</text:p>
        </text:list-item>
        <text:list-item>
          <text:p text:style-name="P16">Sub-structure: Lists of logical elements that are hierarchically ordered below this block, but do not have their own blocks, like lists of joints in a skeleton or sub-meshes in a mesh data block.</text:p>
        </text:list-item>
        <text:list-item>
          <text:p text:style-name="P16">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text:soft-page-break/>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
            <text:p text:style-name="Table_20_Contents">2</text:p>
          </table:table-cell>
          <table:table-cell table:style-name="Table4.C2" office:value-type="string">
            <text:p text:style-name="Table_20_Contents">PathDat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8"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5">
            <text:p text:style-name="Table_20_Contents">25</text:p>
          </table:table-cell>
          <table:table-cell table:style-name="Table4.C2" office:value-type="string">
            <text:p text:style-name="Table_20_Contents">Pat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amp</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3">
            <text:p text:style-name="Table_20_Contents">43</text:p>
          </table:table-cell>
          <table:table-cell table:style-name="Table4.C2" office:value-type="string">
            <text:p text:style-name="Table_20_Contents">Sound3D</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61">
            <text:p text:style-name="Table_20_Contents">61</text:p>
          </table:table-cell>
          <table:table-cell table:style-name="Table4.C2" office:value-type="string">
            <text:p text:style-name="Table_20_Contents">BSPTree</text:p>
          </table:table-cell>
          <table:table-cell table:style-name="Table4.D2" table:number-rows-spanned="2" office:value-type="string">
            <text:p text:style-name="Standard">Partitioning</text:p>
          </table:table-cell>
        </table:table-row>
        <table:table-row table:style-name="Table4.2">
          <table:table-cell table:style-name="Table4.A2" office:value-type="string">
            <text:p text:style-name="Table_20_Contents">0</text:p>
          </table:table-cell>
          <table:table-cell table:style-name="Table4.B2" office:value-type="float" office:value="62">
            <text:p text:style-name="Table_20_Contents">62</text:p>
          </table:table-cell>
          <table:table-cell table:style-name="Table4.C2" office:value-type="string">
            <text:p text:style-name="Table_20_Contents">OctTre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3">
            <text:p text:style-name="Table_20_Contents">83</text:p>
          </table:table-cell>
          <table:table-cell table:style-name="Table4.C2" office:value-type="string">
            <text:p text:style-name="Table_20_Contents">Shader</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2"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MeshMorphTarget</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3</text:p>
          </table:table-cell>
          <table:table-cell table:style-name="Table4.C2" office:value-type="string">
            <text:p text:style-name="Table_20_Contents">Command</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 numeric properties of a mesh data are defined by the table below. At the present, the only two properties are related to binding the mesh to a skeleto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float" office:value="1">
            <text:p text:style-name="Table_20_Contents">1</text:p>
          </table:table-cell>
          <table:table-cell table:style-name="Table45.B2" office:value-type="string">
            <text:p text:style-name="Table_20_Contents">Skeleton</text:p>
          </table:table-cell>
          <table:table-cell table:style-name="Table45.B2" office:value-type="string">
            <text:p text:style-name="Table_20_Contents">BlockAddr</text:p>
          </table:table-cell>
          <table:table-cell table:style-name="Table45.D2" office:value-type="string">
            <text:p text:style-name="Table_20_Contents">The ID of the skeleton to which this mesh is bound. A single mesh can only be bound to one skeleton, but a single skeleton can be used for several meshes.</text:p>
          </table:table-cell>
        </table:table-row>
      </table:table>
      <text:p text:style-name="Table">Table <text:sequence text:ref-name="refTable7" text:name="Table" text:formula="ooow:Table+1" style:num-format="1">8</text:sequence>: MeshData block properties.</text:p>
      <text:p text:style-name="Text_20_body">If the skeleton property (ID=1) is defined and has a value that is greater than zero, that value is assumed to be the address of a skeleton block that has occurred earlier in the document. The mesh is then said to be "bound" to that skeleton. For bound meshes to actually be affected by the skeleton, the the joint index and joint weight data streams need to be added to all relevant sub-meshes.</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float" office:value="0">
            <text:p text:style-name="Table_20_Contents">0</text:p>
          </table:table-cell>
          <table:table-cell table:style-name="Table8.A2" office:value-type="float" office:value="4">
            <text:p text:style-name="Table_20_Contents">4</text:p>
          </table:table-cell>
          <table:table-cell table:style-name="Table8.C2" office:value-type="string">
            <text:p text:style-name="P1">BlockAddr</text:p>
          </table:table-cell>
          <table:table-cell table:style-name="Table8.D2" office:value-type="string">
            <text:p text:style-name="Table_20_Contents">Block ID of material to be used for this sub-mesh.</text:p>
          </table:table-cell>
        </table:table-row>
        <table:table-row>
          <table:table-cell table:style-name="Table8.A2" office:value-type="float" office:value="4">
            <text:p text:style-name="Table_20_Contents">4</text:p>
          </table:table-cell>
          <table:table-cell table:style-name="Table8.A2" office:value-type="float" office:value="4">
            <text:p text:style-name="Table_20_Contents">4</text:p>
          </table:table-cell>
          <table:table-cell table:style-name="Table8.C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float" office:value="8">
            <text:p text:style-name="Table_20_Contents">8</text:p>
          </table:table-cell>
          <table:table-cell table:style-name="Table8.C2" office:value-type="string">
            <text:p text:style-name="Table_20_Contents">Variable</text:p>
          </table:table-cell>
          <table:table-cell table:style-name="Table8.C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8" text:name="Table" text:formula="ooow:Table+1" style:num-format="1">9</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text:soft-page-break/>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9" text:name="Table" text:formula="ooow:Table+1" style:num-format="1">10</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7</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8</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10" text:name="Table" text:formula="ooow:Table+1" style:num-format="1">11</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text:soft-page-break/>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3" text:outline-level="5">Content structure of Joint index and weight streams</text:h>
      <text:p text:style-name="P5">The joint index and joint weight streams are used to bind the vertices of a mesh to a joint in a skeleton. They must have the same length. </text:p>
      <text:p text:style-name="P22">NOTE: The skeleton property of the mesh data block defines which skeleton the mesh is bound to. The joint index and weight streams define how that binding is weighted.</text:p>
      <text:p text:style-name="P5">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each vertex can be bound to two joints.</text:p>
      <text:p text:style-name="P5">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5">Continuing the example of N=2, consider the following two streams:</text:p>
      <text:p text:style-name="P8"><text:tab/>Joint indices: 0, 1, 3, 0</text:p>
      <text:p text:style-name="P8"><text:tab/>Joint weights: 0.5, 0.7, 0.2, 0</text:p>
      <text:p text:style-name="P5">The joint weights for the first vertex in the vertex stream are defined by the first two numbers in these streams (since N=2). The first joint to which this vertex is bound is the one with index 0, and the bind is weighted at 0.5. The same vertex is also bound to joint 1, for which the weight is 0.7.</text:p>
      <text:p text:style-name="P5">The second pair in each stream defines the two bindings for the second vertex of this sub-mesh. In this example, this vertex is bound to joint 3 which is weighted at 0.2, and also to joint 0. Note however that this last binding has zero weight, which in practice means that it can be ignored.</text:p>
      <text:p text:style-name="P5">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athData</text:h>
      <text:p text:style-name="Text_20_body">PathData blocks define a path as a Bezier curve, which can then be used either to display the path (using a PathInstance block) or as an animation path. Using the same approach as the MeshData block, a path is defined as a series of sub-paths with data streams.</text:p>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string">
            <text:p text:style-name="Table_20_Contents">0</text:p>
          </table:table-cell>
          <table:table-cell table:style-name="Table30.A2" office:value-type="string">
            <text:p text:style-name="Table_20_Contents">Variable</text:p>
          </table:table-cell>
          <table:table-cell table:style-name="Table30.A2" office:value-type="string">
            <text:p text:style-name="P1">VarString</text:p>
          </table:table-cell>
          <table:table-cell table:style-name="Table30.D2" office:value-type="string">
            <text:p text:style-name="Table_20_Contents">Look-up name.</text:p>
          </table:table-cell>
        </table:table-row>
        <table:table-row>
          <table:table-cell table:style-name="Table30.A2" office:value-type="string">
            <text:p text:style-name="Table_20_Contents">Variable</text:p>
          </table:table-cell>
          <table:table-cell table:style-name="Table30.A2" office:value-type="string">
            <text:p text:style-name="Table_20_Contents">2</text:p>
          </table:table-cell>
          <table:table-cell table:style-name="Table30.A2" office:value-type="string">
            <text:p text:style-name="P1">uint16</text:p>
          </table:table-cell>
          <table:table-cell table:style-name="Table30.D2" office:value-type="string">
            <text:p text:style-name="Table_20_Contents">Number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Table_20_Contents">List of <text:span text:style-name="T1">SubPath</text:span> </text:p>
          </table:table-cell>
          <table:table-cell table:style-name="Table30.D2" office:value-type="string">
            <text:p text:style-name="Table_20_Contents">List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NumAttrList</text:p>
          </table:table-cell>
          <table:table-cell table:style-name="Table30.D2" office:value-type="string">
            <text:p text:style-name="Table_20_Contents">Path data properties (unused in this version.)</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UserAttrList</text:p>
          </table:table-cell>
          <table:table-cell table:style-name="Table30.D2" office:value-type="string">
            <text:p text:style-name="Table_20_Contents">User attributes.</text:p>
          </table:table-cell>
        </table:table-row>
      </table:table>
      <text:p text:style-name="Table">Table <text:sequence text:ref-name="refTable11" text:name="Table" text:formula="ooow:Table+1" style:num-format="1">12</text:sequence>: Top-level structure of a PathData block</text:p>
      <text:h text:style-name="Heading_20_4" text:outline-level="4">Sub-paths</text:h>
      <text:p text:style-name="Text_20_body">Sub-paths are per-material divisions of the path, and contain data streams that define the actual path geometry. The ID of the material to use for the path is defined in the sub-path as well as the length of the sub-path data. For paths that are not rendered (e.g. used only as an animation path) the material can safely be set to null.</text:p>
      <table:table table:name="Table31" table:style-name="Table31">
        <table:table-column table:style-name="Table31.A" table:number-columns-repeated="3"/>
        <table:table-column table:style-name="Table31.D"/>
        <table:table-row>
          <table:table-cell table:style-name="Table31.A1" office:value-type="string">
            <text:p text:style-name="Table_20_Heading">Offset</text:p>
          </table:table-cell>
          <table:table-cell table:style-name="Table31.A1" office:value-type="string">
            <text:p text:style-name="Table_20_Heading">Siz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float" office:value="0">
            <text:p text:style-name="Table_20_Contents">0</text:p>
          </table:table-cell>
          <table:table-cell table:style-name="Table31.A2" office:value-type="float" office:value="4">
            <text:p text:style-name="Table_20_Contents">4</text:p>
          </table:table-cell>
          <table:table-cell table:style-name="Table31.C2" office:value-type="string">
            <text:p text:style-name="P1">BlockAddr</text:p>
          </table:table-cell>
          <table:table-cell table:style-name="Table31.D2" office:value-type="string">
            <text:p text:style-name="Table_20_Contents">Block ID of material to be used for this sub-path.</text:p>
          </table:table-cell>
        </table:table-row>
        <table:table-row>
          <table:table-cell table:style-name="Table31.A2" office:value-type="float" office:value="4">
            <text:p text:style-name="Table_20_Contents">4</text:p>
          </table:table-cell>
          <table:table-cell table:style-name="Table31.A2" office:value-type="float" office:value="4">
            <text:p text:style-name="Table_20_Contents">4</text:p>
          </table:table-cell>
          <table:table-cell table:style-name="Table31.C2" office:value-type="string">
            <text:p text:style-name="P1">uint32</text:p>
          </table:table-cell>
          <table:table-cell table:style-name="Table31.D2" office:value-type="string">
            <text:p text:style-name="Table_20_Contents">Length of sub-path (total length of data streams)</text:p>
          </table:table-cell>
        </table:table-row>
        <table:table-row>
          <table:table-cell table:style-name="Table31.A2" office:value-type="float" office:value="8">
            <text:p text:style-name="Table_20_Contents">8</text:p>
          </table:table-cell>
          <table:table-cell table:style-name="Table31.C2" office:value-type="string">
            <text:p text:style-name="Table_20_Contents">Variable</text:p>
          </table:table-cell>
          <table:table-cell table:style-name="Table31.C2" office:value-type="string">
            <text:p text:style-name="Table_20_Contents">List of <text:span text:style-name="T1">DataStream</text:span> </text:p>
          </table:table-cell>
          <table:table-cell table:style-name="Table31.D2" office:value-type="string">
            <text:p text:style-name="Table_20_Contents">Path data streams</text:p>
          </table:table-cell>
        </table:table-row>
      </table:table>
      <text:p text:style-name="Table">Table <text:sequence text:ref-name="refTable12" text:name="Table" text:formula="ooow:Table+1" style:num-format="1">13</text:sequence>: Structure of sub-path definitions.</text:p>
      <text:h text:style-name="Heading_20_4" text:outline-level="4">Path data streams</text:h>
      <text:p text:style-name="Text_20_body">Data streams in PathData blocks have the same format as those in MeshData blocks. Only the allowed stream types differ. Path data streams can be of one out of two available types, either using quadratic curve definition or cubic curve definitio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Stream type</text:p>
          </table:table-cell>
          <table:table-cell table:style-name="Table32.A1" office:value-type="string">
            <text:p text:style-name="Table_20_Heading">Optimize for size (default)</text:p>
          </table:table-cell>
          <table:table-cell table:style-name="Table32.D1" office:value-type="string">
            <text:p text:style-name="Table_20_Heading">Optimize for accuracy (“wide”)</text:p>
          </table:table-cell>
        </table:table-row>
        <table:table-row>
          <table:table-cell table:style-name="Table32.A2" office:value-type="float" office:value="1">
            <text:p text:style-name="Table_20_Contents">1</text:p>
          </table:table-cell>
          <table:table-cell table:style-name="Table32.B2" office:value-type="string">
            <text:p text:style-name="Table_20_Contents">Quadrat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row>
          <table:table-cell table:style-name="Table32.A2" office:value-type="float" office:value="2">
            <text:p text:style-name="Table_20_Contents">2</text:p>
          </table:table-cell>
          <table:table-cell table:style-name="Table32.B2" office:value-type="string">
            <text:p text:style-name="Table_20_Contents">Cub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
      <text:p text:style-name="Table">Table <text:sequence text:ref-name="refTable13" text:name="Table" text:formula="ooow:Table+1" style:num-format="1">14</text:sequence>: Stream types, type IDs and content data types for sub-paths.</text:p>
      <text:h text:style-name="Heading_20_5" text:outline-level="5">Content structure of quadratic curve data streams</text:h>
      <text:p text:style-name="Text_20_body">Quadratic curve data is defined as a series of segments, where each segment contains three points which in turn are defined as 3D vectors. This means the structure is similar to the 3D vector data streams of a mesh data (e.g. the vertex positions) except a quadratic curve data stream always contains a number of three-point segments, meaning the number of values in the stream is always a <text:soft-page-break/>multiple of 9.</text:p>
      <text:h text:style-name="Heading_20_5" text:outline-level="5">Content structure of cubic curve data streams</text:h>
      <text:p text:style-name="Text_20_body">Cubic curve data streams are similar to quadratic curve data streams with the exception that a segment contains four points. This means that the total number of values in a cubic curve data stream is always a multiple of 12.</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4" text:name="Table" text:formula="ooow:Table+1" style:num-format="1">15</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5" text:name="Table" text:formula="ooow:Table+1" style:num-format="1">16</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6" text:name="Table" text:formula="ooow:Table+1" style:num-format="1">17</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7" text:name="Table" text:formula="ooow:Table+1" style:num-format="1">18</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8" text:name="Table" text:formula="ooow:Table+1" style:num-format="1">19</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9" text:name="Table" text:formula="ooow:Table+1" style:num-format="1">20</text:sequence>: Primitive block properties.</text:p>
      <text:p text:style-name="Text_20_body"/>
      <text:h text:style-name="Heading_20_3" text:outline-level="3">Light</text:h>
      <text:p text:style-name="Text_20_body">Light blocks are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20" text:name="Table" text:formula="ooow:Table+1" style:num-format="1">21</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21" text:name="Table" text:formula="ooow:Table+1" style:num-format="1">22</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2" text:name="Table" text:formula="ooow:Table+1" style:num-format="1">23</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3" text:name="Table" text:formula="ooow:Table+1" style:num-format="1">24</text:sequence>: Camera block properties.</text:p>
      <text:p text:style-name="Text_20_body"/>
      <text:h text:style-name="Heading_20_3" text:outline-level="3">SoundEmitter</text:h>
      <text:p text:style-name="Text_20_body">Sound emitters are the AWD equivalence of the Away3D Sound3D class which plays audio in 3D space, distorting it in such a way that the sound reflects the relative position between the sound source and the listener.</text:p>
      <text:p text:style-name="Text_20_body">The block defines a sound source (e.g. a sound file) and a listener object, as well as lists of optional properties and user attributes.</text:p>
      <table:table table:name="Table23" table:style-name="Table23">
        <table:table-column table:style-name="Table23.A" table:number-columns-repeated="3"/>
        <table:table-column table:style-name="Table23.D"/>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float" office:value="0">
            <text:p text:style-name="Table_20_Contents">0</text:p>
          </table:table-cell>
          <table:table-cell table:style-name="Table23.A2" office:value-type="float" office:value="4">
            <text:p text:style-name="Table_20_Contents">4</text:p>
          </table:table-cell>
          <table:table-cell table:style-name="Table23.C2" office:value-type="string">
            <text:p text:style-name="P2">BlockAddr</text:p>
          </table:table-cell>
          <table:table-cell table:style-name="Table23.D2" office:value-type="string">
            <text:p text:style-name="Table_20_Contents">Listener object. If null, use current active camera.</text:p>
          </table:table-cell>
        </table:table-row>
        <table:table-row>
          <table:table-cell table:style-name="Table23.A2" office:value-type="float" office:value="4">
            <text:p text:style-name="Table_20_Contents">4</text:p>
          </table:table-cell>
          <table:table-cell table:style-name="Table23.A2" office:value-type="float" office:value="1">
            <text:p text:style-name="Table_20_Contents">1</text:p>
          </table:table-cell>
          <table:table-cell table:style-name="Table23.C2" office:value-type="string">
            <text:p text:style-name="P1">uint8</text:p>
          </table:table-cell>
          <table:table-cell table:style-name="Table23.D2" office:value-type="string">
            <text:p text:style-name="Table_20_Contents">Sound data type.</text:p>
            <text:p text:style-name="Table_20_Contents">1: External (URL)</text:p>
          </table:table-cell>
        </table:table-row>
        <table:table-row>
          <table:table-cell table:style-name="Table23.A2" office:value-type="float" office:value="5">
            <text:p text:style-name="Table_20_Contents">5</text:p>
          </table:table-cell>
          <table:table-cell table:style-name="Table23.A2" office:value-type="float" office:value="4">
            <text:p text:style-name="Table_20_Contents">4</text:p>
          </table:table-cell>
          <table:table-cell table:style-name="Table23.C2" office:value-type="string">
            <text:p text:style-name="P1">uint32</text:p>
          </table:table-cell>
          <table:table-cell table:style-name="Table23.D2" office:value-type="string">
            <text:p text:style-name="Table_20_Contents">Data length</text:p>
          </table:table-cell>
        </table:table-row>
        <table:table-row>
          <table:table-cell table:style-name="Table23.A2" office:value-type="float" office:value="9">
            <text:p text:style-name="Table_20_Contents">9</text:p>
          </table:table-cell>
          <table:table-cell table:style-name="Table23.C2" office:value-type="string">
            <text:p text:style-name="Table_20_Contents">Variable</text:p>
          </table:table-cell>
          <table:table-cell table:style-name="Table23.C2" office:value-type="string">
            <text:p text:style-name="P1">ConstString</text:p>
          </table:table-cell>
          <table:table-cell table:style-name="Table23.D2" office:value-type="string">
            <text:p text:style-name="Table_20_Contents">URL of external sound fi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NumAttrList</text:p>
          </table:table-cell>
          <table:table-cell table:style-name="Table23.D2" office:value-type="string">
            <text:p text:style-name="Table_20_Contents">Sound emitter properties (see separate tab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UserAttrList</text:p>
          </table:table-cell>
          <table:table-cell table:style-name="Table23.D2" office:value-type="string">
            <text:p text:style-name="Table_20_Contents">Sound emitter user attributes.</text:p>
          </table:table-cell>
        </table:table-row>
      </table:table>
      <text:p text:style-name="Table">Table <text:sequence text:ref-name="refTable24" text:name="Table" text:formula="ooow:Table+1" style:num-format="1">25</text:sequence>: SoundEmitter block fields (in addition to common scene object fields.)</text:p>
      <text:p text:style-name="Text_20_body">The URL is defined as a <text:span text:style-name="T1">ConstString</text:span> <text:span text:style-name="T2">, but with variable size. The length of the string is defined by the data length field. This is to allow future support for embedded sound files where the URL of the sound can instead be parsed as a byte array of sound file data.</text:span> </text:p>
      <text:p text:style-name="P5">The last field is a list of numeric attributes, which can be any of the below:</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ID</text:p>
          </table:table-cell>
          <table:table-cell table:style-name="Table24.A1" office:value-type="string">
            <text:p text:style-name="Table_20_Heading">Nam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float" office:value="1">
            <text:p text:style-name="Table_20_Contents">1</text:p>
          </table:table-cell>
          <table:table-cell table:style-name="Table24.B2" office:value-type="string">
            <text:p text:style-name="Table_20_Contents">Volume</text:p>
          </table:table-cell>
          <table:table-cell table:style-name="Table24.B2" office:value-type="string">
            <text:p text:style-name="Table_20_Contents">float64</text:p>
          </table:table-cell>
          <table:table-cell table:style-name="Table24.D2" office:value-type="string">
            <text:p text:style-name="Table_20_Contents">Master volume of the sound played by the sound emitter (after distance adjustments have been made.) Behavior undefined for values &gt; 1.0</text:p>
          </table:table-cell>
        </table:table-row>
        <table:table-row>
          <table:table-cell table:style-name="Table24.A2" office:value-type="float" office:value="2">
            <text:p text:style-name="Table_20_Contents">2</text:p>
          </table:table-cell>
          <table:table-cell table:style-name="Table24.B2" office:value-type="string">
            <text:p text:style-name="Table_20_Contents">Distance scale</text:p>
          </table:table-cell>
          <table:table-cell table:style-name="Table24.B2" office:value-type="string">
            <text:p text:style-name="Table_20_Contents">float64</text:p>
          </table:table-cell>
          <table:table-cell table:style-name="Table24.D2" office:value-type="string">
            <text:p text:style-name="Table_20_Contents">Best described as a distance in world units at which the sound is barely hearable. A value of 1000 will mean the volume of the sound nears the threshold of human-hearable sound as the distance approaches 1000 units.</text:p>
          </table:table-cell>
        </table:table-row>
        <table:table-row>
          <table:table-cell table:style-name="Table24.A2" office:value-type="float" office:value="3">
            <text:p text:style-name="Table_20_Contents">3</text:p>
          </table:table-cell>
          <table:table-cell table:style-name="Table24.B2" office:value-type="string">
            <text:p text:style-name="Table_20_Contents">Driver</text:p>
          </table:table-cell>
          <table:table-cell table:style-name="Table24.B2" office:value-type="string">
            <text:p text:style-name="Table_20_Contents">uint8</text:p>
          </table:table-cell>
          <table:table-cell table:style-name="Table24.D2" office:value-type="string">
            <text:p text:style-name="Table_20_Contents">Defines which Sound3D driver to use.</text:p>
            <text:p text:style-name="Table_20_Contents">1: PanVolumeDriver</text:p>
            <text:p text:style-name="Table_20_Contents">2: HRTFDriver</text:p>
          </table:table-cell>
        </table:table-row>
      </table:table>
      <text:p text:style-name="Table">Table <text:sequence text:ref-name="refTable25" text:name="Table" text:formula="ooow:Table+1" style:num-format="1">26</text:sequence>: SoundEmitter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6" text:name="Table" text:formula="ooow:Table+1" style:num-format="1">27</text:sequence>: MeshInstance fields (in addition to common scene object fields.)</text:p>
      <text:p text:style-name="Text_20_body">There are no properties available for mesh instances in this version of the format.</text:p>
      <text:h text:style-name="Heading_20_3" text:outline-level="3">PathInstance</text:h>
      <text:p text:style-name="Text_20_body">PathInstance blocks are very similar to MeshInstance blocks. They define paths that should be rendered in a scene. Paths that exist for other uses, such as animation paths, do not need to be instantiated in a scene to be utilized.</text:p>
      <text:p text:style-name="Text_20_body">The path geometry is defined by a PathData block which is referenced in the PathInstance block. A PathInstance block has no other required fields than this reference.</text:p>
      <table:table table:name="Table34" table:style-name="Table34">
        <table:table-column table:style-name="Table34.A" table:number-columns-repeated="3"/>
        <table:table-column table:style-name="Table34.D"/>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Type</text:p>
          </table:table-cell>
          <table:table-cell table:style-name="Table34.D1" office:value-type="string">
            <text:p text:style-name="Table_20_Heading">Description</text:p>
          </table:table-cell>
        </table:table-row>
        <table:table-row>
          <table:table-cell table:style-name="Table34.A2" office:value-type="float" office:value="0">
            <text:p text:style-name="Table_20_Contents">0</text:p>
          </table:table-cell>
          <table:table-cell table:style-name="Table34.A2" office:value-type="float" office:value="4">
            <text:p text:style-name="Table_20_Contents">4</text:p>
          </table:table-cell>
          <table:table-cell table:style-name="Table34.C2" office:value-type="string">
            <text:p text:style-name="P2">BlockAddr</text:p>
          </table:table-cell>
          <table:table-cell table:style-name="Table34.D2" office:value-type="string">
            <text:p text:style-name="Table_20_Contents">ID of path data block.</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NumAttrList</text:p>
          </table:table-cell>
          <table:table-cell table:style-name="Table34.D2" office:value-type="string">
            <text:p text:style-name="Table_20_Contents">Path instance properties (none in this version.)</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UserAttrList</text:p>
          </table:table-cell>
          <table:table-cell table:style-name="Table34.D2" office:value-type="string">
            <text:p text:style-name="Table_20_Contents">Path instance user attributes.</text:p>
          </table:table-cell>
        </table:table-row>
      </table:table>
      <text:p text:style-name="Table">Table <text:sequence text:ref-name="refTable27" text:name="Table" text:formula="ooow:Table+1" style:num-format="1">28</text:sequence>: PathInstance fields (in addition to common scene object fields.)</text:p>
      <text:p text:style-name="Text_20_body">There are no properties available for path instances in this version of the format.</text:p>
      <text:h text:style-name="Heading_20_2" text:outline-level="2">Partitioning blocks</text:h>
      <text:h text:style-name="Heading_20_3" text:outline-level="3">BSPTree</text:h>
      <text:p text:style-name="Text_20_body">Not supported in this draft of the format.</text:p>
      <text:h text:style-name="Heading_20_3" text:outline-level="3">OctTree</text:h>
      <text:p text:style-name="Text_20_body">Not supported in this draft of the format.</text:p>
      <text:h text:style-name="Heading_20_2" text:outline-level="2"><text:soft-page-break/>Material blocks</text:h>
      <text:h text:style-name="Heading_20_3" text:outline-level="3">Texture block</text:h>
      <text:p text:style-name="Text_20_body">Work in progres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float" office:value="0">
            <text:p text:style-name="Table_20_Contents">0</text:p>
          </table:table-cell>
          <table:table-cell table:style-name="Table6.A2" office:value-type="float" office:value="1">
            <text:p text:style-name="Table_20_Contents">1</text:p>
          </table:table-cell>
          <table:table-cell table:style-name="Table6.C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float" office:value="1">
            <text:p text:style-name="Table_20_Contents">1</text:p>
          </table:table-cell>
          <table:table-cell table:style-name="Table6.A2" office:value-type="float" office:value="4">
            <text:p text:style-name="Table_20_Contents">4</text:p>
          </table:table-cell>
          <table:table-cell table:style-name="Table6.C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float" office:value="5">
            <text:p text:style-name="Table_20_Contents">5</text:p>
          </table:table-cell>
          <table:table-cell table:style-name="Table6.C2" office:value-type="string">
            <text:p text:style-name="Table_20_Contents">Variable</text:p>
          </table:table-cell>
          <table:table-cell table:style-name="Table6.C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C2" office:value-type="string">
            <text:p text:style-name="Table_20_Contents">Variable</text:p>
          </table:table-cell>
          <table:table-cell table:style-name="Table6.C2" office:value-type="string">
            <text:p text:style-name="Table_20_Contents">Variable</text:p>
          </table:table-cell>
          <table:table-cell table:style-name="Table6.C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C2" office:value-type="string">
            <text:p text:style-name="Table_20_Contents">Variable</text:p>
          </table:table-cell>
          <table:table-cell table:style-name="Table6.C2" office:value-type="string">
            <text:p text:style-name="Table_20_Contents">Variable</text:p>
          </table:table-cell>
          <table:table-cell table:style-name="Table6.C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Shader block</text:h>
      <text:p text:style-name="Text_20_body">Work in progress</text:p>
      <text:h text:style-name="Heading_20_3" text:outline-level="3">Material block</text:h>
      <text:p text:style-name="Text_20_body">Work in progress.</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Table_20_Contents">Variable</text:p>
          </table:table-cell>
          <table:table-cell table:style-name="Table46.B2" office:value-type="string">
            <text:p text:style-name="Table_20_Contents">4</text:p>
          </table:table-cell>
          <table:table-cell table:style-name="Table46.B2" office:value-type="string">
            <text:p text:style-name="Table_20_Contents">uint32</text:p>
          </table:table-cell>
          <table:table-cell table:style-name="Table46.D2" office:value-type="string">
            <text:p text:style-name="Table_20_Contents">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8" text:name="Table" text:formula="ooow:Table+1" style:num-format="1">29</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32-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9" text:name="Table" text:formula="ooow:Table+1" style:num-format="1">30</text:sequence>: Structure of joints inside a skeleton block</text:p>
      <text:p text:style-name="Text_20_body">The ID defined in this structure is what needs to be referenced in the "joint index" mesh data stream.</text:p>
      <text:h text:style-name="Heading_20_3" text:outline-level="3">MeshMorphTarget</text:h>
      <text:p text:style-name="Text_20_body">Morph targets/shape keys are not supported in this draft of the file format.</text:p>
      <text:h text:style-name="Heading_20_2" text:outline-level="2">Command blocks</text:h>
      <text:p text:style-name="Text_20_body">Commands are blocks that can alter previously occurring blocks in an AWD document, e.g. change <text:soft-page-break/>their transformation matrix, modify mesh data or instruct the parser to remove a block altogether. This can be used to communicate real-time changes using AWD streaming between an encoder and a decoder.</text:p>
      <text:h text:style-name="Heading_20_3" text:outline-level="3">General structure of command blocks</text:h>
      <text:p text:style-name="Text_20_body">Command blocks are split into two parts, the command type and a list of necessary arguments. This is similar to how functions work in most programming languages.</text:p>
      <table:table table:name="Table40" table:style-name="Table40">
        <table:table-column table:style-name="Table40.A" table:number-columns-repeated="3"/>
        <table:table-column table:style-name="Table40.D"/>
        <table:table-row>
          <table:table-cell table:style-name="Table40.A1" office:value-type="string">
            <text:p text:style-name="Table_20_Heading">Offset</text:p>
          </table:table-cell>
          <table:table-cell table:style-name="Table40.A1" office:value-type="string">
            <text:p text:style-name="Table_20_Heading">Siz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float" office:value="0">
            <text:p text:style-name="Table_20_Contents">0</text:p>
          </table:table-cell>
          <table:table-cell table:style-name="Table40.B2" office:value-type="string">
            <text:p text:style-name="Table_20_Contents">2</text:p>
          </table:table-cell>
          <table:table-cell table:style-name="Table40.B2" office:value-type="string">
            <text:p text:style-name="P1">uint16</text:p>
          </table:table-cell>
          <table:table-cell table:style-name="Table40.D2" office:value-type="string">
            <text:p text:style-name="Table_20_Contents">Command type (see separate table.)</text:p>
          </table:table-cell>
        </table:table-row>
        <table:table-row>
          <table:table-cell table:style-name="Table40.B2" office:value-type="string">
            <text:p text:style-name="Table_20_Contents">2</text:p>
          </table:table-cell>
          <table:table-cell table:style-name="Table40.B2" office:value-type="string">
            <text:p text:style-name="Table_20_Contents">Variable</text:p>
          </table:table-cell>
          <table:table-cell table:style-name="Table40.B2" office:value-type="string">
            <text:p text:style-name="P3">Variable</text:p>
          </table:table-cell>
          <table:table-cell table:style-name="Table40.D2" office:value-type="string">
            <text:p text:style-name="Table_20_Contents">List of command arguments.</text:p>
          </table:table-cell>
        </table:table-row>
      </table:table>
      <text:p text:style-name="Table">Table <text:sequence text:ref-name="refTable30" text:name="Table" text:formula="ooow:Table+1" style:num-format="1">31</text:sequence>: General command block structure</text:p>
      <text:p text:style-name="Text_20_body">The list of command arguments is a condensed list of values, and the structure needs to be known by the parser. Parsers for which a particular command type is unknown must skip the entire command block using the length field in the block header.</text:p>
      <text:p text:style-name="Text_20_body">The command types are defined in the below table, and the parameter structure for each command type in the next sections.</text:p>
      <table:table table:name="Table41" table:style-name="Table41">
        <table:table-column table:style-name="Table41.A"/>
        <table:table-column table:style-name="Table41.B"/>
        <table:table-row>
          <table:table-cell table:style-name="Table41.A1" office:value-type="string">
            <text:p text:style-name="Table_20_Heading">Type ID</text:p>
          </table:table-cell>
          <table:table-cell table:style-name="Table41.B1" office:value-type="string">
            <text:p text:style-name="Table_20_Heading">Command type</text:p>
          </table:table-cell>
        </table:table-row>
        <table:table-row table:style-name="Table41.2">
          <table:table-cell table:style-name="Table41.A2" office:value-type="float" office:value="1">
            <text:p text:style-name="Table_20_Contents">1</text:p>
          </table:table-cell>
          <table:table-cell table:style-name="Table41.B2" office:value-type="string">
            <text:p text:style-name="Table_20_Contents">RemoveBlock</text:p>
          </table:table-cell>
        </table:table-row>
        <table:table-row table:style-name="Table41.2">
          <table:table-cell table:style-name="Table41.A2" office:value-type="float" office:value="2">
            <text:p text:style-name="Table_20_Contents">2</text:p>
          </table:table-cell>
          <table:table-cell table:style-name="Table41.B2" office:value-type="string">
            <text:p text:style-name="Table_20_Contents">SetTransform</text:p>
          </table:table-cell>
        </table:table-row>
        <table:table-row table:style-name="Table41.2">
          <table:table-cell table:style-name="Table41.A4" office:value-type="string">
            <text:p text:style-name="Table_20_Contents">3</text:p>
          </table:table-cell>
          <table:table-cell table:style-name="Table41.B2" office:value-type="string">
            <text:p text:style-name="Table_20_Contents">AppendTransform</text:p>
          </table:table-cell>
        </table:table-row>
        <table:table-row table:style-name="Table41.2">
          <table:table-cell table:style-name="Table41.A4" office:value-type="string">
            <text:p text:style-name="Table_20_Contents">4</text:p>
          </table:table-cell>
          <table:table-cell table:style-name="Table41.B2" office:value-type="string">
            <text:p text:style-name="Table_20_Contents">SetBlockProperty</text:p>
          </table:table-cell>
        </table:table-row>
      </table:table>
      <text:p text:style-name="Table">Table <text:sequence text:ref-name="refTable31" text:name="Table" text:formula="ooow:Table+1" style:num-format="1">32</text:sequence>: Command types</text:p>
      <text:h text:style-name="Heading_20_3" text:outline-level="3">Commands</text:h>
      <text:h text:style-name="Heading_20_4" text:outline-level="4">RemoveBlock command</text:h>
      <text:p text:style-name="Text_20_body">The RemoveBlock command is used to delete a previous block in the AWD document, freeing the space it occupies in the parser memory. If the block to be removed is a scene block (e.g. a light source, mesh instance or camera) the parsing environment should also remove the block from the rendered scene.</text:p>
      <text:p text:style-name="Text_20_body">The remove block command takes the ID of the block to remove as it's single parameter.</text:p>
      <table:table table:name="Table42" table:style-name="Table42">
        <table:table-column table:style-name="Table42.A" table:number-columns-repeated="3"/>
        <table:table-column table:style-name="Table42.D"/>
        <table:table-row>
          <table:table-cell table:style-name="Table42.A1" office:value-type="string">
            <text:p text:style-name="Table_20_Heading">Offset</text:p>
          </table:table-cell>
          <table:table-cell table:style-name="Table42.A1" office:value-type="string">
            <text:p text:style-name="Table_20_Heading">Siz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float" office:value="0">
            <text:p text:style-name="Table_20_Contents">0</text:p>
          </table:table-cell>
          <table:table-cell table:style-name="Table42.B2" office:value-type="string">
            <text:p text:style-name="Table_20_Contents">4</text:p>
          </table:table-cell>
          <table:table-cell table:style-name="Table42.B2" office:value-type="string">
            <text:p text:style-name="P1">BlockAddr</text:p>
          </table:table-cell>
          <table:table-cell table:style-name="Table42.D2" office:value-type="string">
            <text:p text:style-name="Table_20_Contents">Address of the block to be removed/freed.</text:p>
          </table:table-cell>
        </table:table-row>
      </table:table>
      <text:p text:style-name="Table">Table <text:sequence text:ref-name="refTable32" text:name="Table" text:formula="ooow:Table+1" style:num-format="1">33</text:sequence>: RemoveBlock command parameters</text:p>
      <text:h text:style-name="Heading_20_4" text:outline-level="4"><text:soft-page-break/>SetTransform command</text:h>
      <text:p text:style-name="Text_20_body">The SetTransform command updates the transformation matrix of a scene object block, such as a mesh instance or camera. This can be used to transform the spatial properties of a scene block that has appeared previously in the document.</text:p>
      <text:p text:style-name="Text_20_body">Two parameters are required in a SetTransform command, the first of which is the ID of that block that should be transformed. The second is a 4x4 matrix encoded according to the usual AWD scheme.</text:p>
      <table:table table:name="Table43" table:style-name="Table43">
        <table:table-column table:style-name="Table43.A" table:number-columns-repeated="3"/>
        <table:table-column table:style-name="Table43.D"/>
        <table:table-row>
          <table:table-cell table:style-name="Table43.A1" office:value-type="string">
            <text:p text:style-name="Table_20_Heading">Offset</text:p>
          </table:table-cell>
          <table:table-cell table:style-name="Table43.A1" office:value-type="string">
            <text:p text:style-name="Table_20_Heading">Siz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float" office:value="0">
            <text:p text:style-name="Table_20_Contents">0</text:p>
          </table:table-cell>
          <table:table-cell table:style-name="Table43.B2" office:value-type="string">
            <text:p text:style-name="Table_20_Contents">4</text:p>
          </table:table-cell>
          <table:table-cell table:style-name="Table43.B2" office:value-type="string">
            <text:p text:style-name="P1">BlockAddr</text:p>
          </table:table-cell>
          <table:table-cell table:style-name="Table43.D2" office:value-type="string">
            <text:p text:style-name="Table_20_Contents">Address of the block to be removed/freed.</text:p>
          </table:table-cell>
        </table:table-row>
        <table:table-row>
          <table:table-cell table:style-name="Table43.B2" office:value-type="string">
            <text:p text:style-name="Table_20_Contents">4</text:p>
          </table:table-cell>
          <table:table-cell table:style-name="Table43.B2" office:value-type="string">
            <text:p text:style-name="Table_20_Contents">128</text:p>
          </table:table-cell>
          <table:table-cell table:style-name="Table43.B2" office:value-type="string">
            <text:p text:style-name="P1">Matrix4x4</text:p>
          </table:table-cell>
          <table:table-cell table:style-name="Table43.D2" office:value-type="string">
            <text:p text:style-name="Table_20_Contents">New transform matrix for the block.</text:p>
          </table:table-cell>
        </table:table-row>
      </table:table>
      <text:p text:style-name="Table">Table <text:sequence text:ref-name="refTable33" text:name="Table" text:formula="ooow:Table+1" style:num-format="1">34</text:sequence>: SetTransform command parameters</text:p>
      <text:h text:style-name="Heading_20_4" text:outline-level="4">AppendTransform command</text:h>
      <text:p text:style-name="Text_20_body">AppendTransform command blocks work exactly as the SetTransform command except that instead of simply replacing the transform matrix of the scene object block, it is multiplied with the current transformation. The multiplication that should be performed is M <text:span text:style-name="T5">∗ N, where M is the current transform and N is the one given as a parameter to the AppendTransform command.</text:span></text:p>
      <table:table table:name="Table44" table:style-name="Table44">
        <table:table-column table:style-name="Table44.A" table:number-columns-repeated="3"/>
        <table:table-column table:style-name="Table44.D"/>
        <table:table-row>
          <table:table-cell table:style-name="Table44.A1" office:value-type="string">
            <text:p text:style-name="Table_20_Heading">Offset</text:p>
          </table:table-cell>
          <table:table-cell table:style-name="Table44.A1" office:value-type="string">
            <text:p text:style-name="Table_20_Heading">Siz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float" office:value="0">
            <text:p text:style-name="Table_20_Contents">0</text:p>
          </table:table-cell>
          <table:table-cell table:style-name="Table44.B2" office:value-type="string">
            <text:p text:style-name="Table_20_Contents">4</text:p>
          </table:table-cell>
          <table:table-cell table:style-name="Table44.B2" office:value-type="string">
            <text:p text:style-name="P1">BlockAddr</text:p>
          </table:table-cell>
          <table:table-cell table:style-name="Table44.D2" office:value-type="string">
            <text:p text:style-name="Table_20_Contents">Address of the block to be removed/freed.</text:p>
          </table:table-cell>
        </table:table-row>
        <table:table-row>
          <table:table-cell table:style-name="Table44.B2" office:value-type="string">
            <text:p text:style-name="Table_20_Contents">4</text:p>
          </table:table-cell>
          <table:table-cell table:style-name="Table44.B2" office:value-type="string">
            <text:p text:style-name="Table_20_Contents">128</text:p>
          </table:table-cell>
          <table:table-cell table:style-name="Table44.B2" office:value-type="string">
            <text:p text:style-name="P1">Matrix4x4</text:p>
          </table:table-cell>
          <table:table-cell table:style-name="Table44.D2" office:value-type="string">
            <text:p text:style-name="Table_20_Contents">Transform matrix to be appended to the current scene block transform.</text:p>
          </table:table-cell>
        </table:table-row>
      </table:table>
      <text:p text:style-name="Table">Table <text:sequence text:ref-name="refTable34" text:name="Table" text:formula="ooow:Table+1" style:num-format="1">35</text:sequence>: AppendTransform command parameters</text:p>
      <text:h text:style-name="Heading_20_4" text:outline-level="4">SetBlockProperty command</text:h>
      <text:p text:style-name="Text_20_body">TBD</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5" text:name="Table" text:formula="ooow:Table+1" style:num-format="1">36</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1062392543" text:style-name="L4">
        <text:list-item>
          <text:p text:style-name="P18">int8 and uint8</text:p>
        </text:list-item>
        <text:list-item>
          <text:p text:style-name="P18">int16 and uint16</text:p>
        </text:list-item>
        <text:list-item>
          <text:p text:style-name="P18">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277416801" text:style-name="L5">
        <text:list-item>
          <text:p text:style-name="P19">float32 and ufloat32</text:p>
        </text:list-item>
        <text:list-item>
          <text:p text:style-name="P19">float64 and ufloat64</text:p>
        </text:list-item>
      </text:list>
      <text:p text:style-name="Text_20_body">Float values must always be encoded as IEEE-754 compliant floating point numbers.</text:p>
      <text:h text:style-name="Heading_20_4" text:outline-level="4">Endianness</text:h>
      <text:p text:style-name="Text_20_body">All numeric values in AWD are <text:span text:style-name="Emphasis">big-endian</text:span>. Little-endian numbers must never occur in an AWD file <text:soft-page-break/>or stream.</text:p>
      <text:h text:style-name="Heading_20_3" text:outline-level="3">Booleans and true/false values</text:h>
      <text:p text:style-name="P5">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3">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3">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3">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3">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975143106" text:style-name="L6">
        <text:list-item>
          <text:p text:style-name="P20">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0">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4">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4">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4">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3">Yes</text:p>
          </table:table-cell>
          <table:table-cell table:style-name="Table35.D2" office:value-type="string">
            <text:p text:style-name="P3">No</text:p>
          </table:table-cell>
        </table:table-row>
        <table:table-row>
          <table:table-cell table:style-name="Table35.A2" office:value-type="string">
            <text:p text:style-name="Table_20_Contents">Blender</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Yes</text:p>
          </table:table-cell>
        </table:table-row>
        <table:table-row>
          <table:table-cell table:style-name="Table35.A2" office:value-type="string">
            <text:p text:style-name="Table_20_Contents">Maxon Cinema4D</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row>
          <table:table-cell table:style-name="Table35.A2" office:value-type="string">
            <text:p text:style-name="Table_20_Contents">Autodesk Maya</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
      <text:h text:style-name="Heading_20_2" text:outline-level="2"><text:soft-page-break/>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text:soft-page-break/>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text:soft-page-break/>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9">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3">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3">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3">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3">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3">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3">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3">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9">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3">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3">16-bit ID field</text:p>
          </table:table-cell>
        </table:table-row>
        <text:soft-page-break/>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3">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9">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3">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3">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3">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3">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3">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6">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2-22T14:44:01</dc:date>
    <meta:editing-duration>PT725H10M11S</meta:editing-duration>
    <meta:editing-cycles>639</meta:editing-cycles>
    <meta:generator>NeoOffice/3.1.2$Unix OpenOffice.org_project/Patch 4</meta:generator>
    <meta:print-date>2010-11-01T14:34:27</meta:print-date>
    <dc:title>Away3D Data format (AWD) specification</dc:title>
    <meta:document-statistic meta:table-count="47" meta:image-count="0" meta:object-count="0" meta:page-count="35" meta:paragraph-count="1310" meta:word-count="10108" meta:character-count="59203"/>
    <meta:user-defined meta:name="Info 1"/>
    <meta:user-defined meta:name="Info 2"/>
    <meta:user-defined meta:name="Info 3"/>
    <meta:user-defined meta:name="Info 4"/>
  </office:meta>
</office:document-meta>
</file>